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style="italic" officeooo:paragraph-rsid="00187ae0" style:font-style-asian="italic"/>
    </style:style>
    <style:style style:name="P2" style:family="paragraph" style:parent-style-name="Standard">
      <style:paragraph-properties fo:margin-left="0in" fo:margin-right="0in" fo:line-height="150%" fo:text-indent="0.5in" style:auto-text-indent="false"/>
      <style:text-properties fo:font-style="italic" officeooo:paragraph-rsid="00187ae0" style:font-style-asian="italic"/>
    </style:style>
    <style:style style:name="P3" style:family="paragraph" style:parent-style-name="Standard">
      <style:paragraph-properties fo:line-height="150%"/>
      <style:text-properties officeooo:paragraph-rsid="00187ae0"/>
    </style:style>
    <style:style style:name="P4" style:family="paragraph" style:parent-style-name="Standard">
      <style:paragraph-properties fo:margin-left="0in" fo:margin-right="0in" fo:line-height="150%" fo:text-indent="0.5in" style:auto-text-indent="false"/>
      <style:text-properties officeooo:paragraph-rsid="00187ae0"/>
    </style:style>
    <style:style style:name="P5" style:family="paragraph" style:parent-style-name="Standard">
      <style:paragraph-properties fo:margin-left="0in" fo:margin-right="0in" fo:line-height="150%" fo:text-indent="0.5in" style:auto-text-indent="false"/>
      <style:text-properties fo:font-style="italic" officeooo:paragraph-rsid="00187ae0" style:font-style-asian="italic"/>
    </style:style>
    <style:style style:name="P6" style:family="paragraph" style:parent-style-name="Standard">
      <style:paragraph-properties fo:margin-left="0in" fo:margin-right="0in" fo:line-height="150%" fo:text-indent="0in" style:auto-text-indent="false"/>
      <style:text-properties officeooo:paragraph-rsid="00187ae0"/>
    </style:style>
    <style:style style:name="T1" style:family="text">
      <style:text-properties fo:font-style="italic" style:font-style-asian="italic"/>
    </style:style>
    <style:style style:name="T2" style:family="text">
      <style:text-properties fo:font-style="italic" officeooo:rsid="0011c451"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text:tab/>Thus is the mind of desire. <text:s/>Its objects are not real.</text:p>
      <text:p text:style-name="P2">The goddesses of incomparable beauty of the Thirty-three-fold Heaven are ninety-two trillion in number, for example. <text:s/>They reside in Indra’s palace, on Mount Sumeru, reclined upon divans of banks of sapphire flames emitting fragrant beams of light in chambers of countless arrays of diaphanous curtains of light reflecting off of fountains made of the amorous gazes of celestial maidens. <text:s/>These gazes of amorous maidens, moreover, by the power of the ocean of verities of their past vows, and by the fruits of their constantly sporting, constantly forming perfect jatika, sumana, patala, and campaka jewel flower-mudras at the center of their breasts, always give rise to the perfect gradations of translucency of prehensile fabrics shifting across the goddesses’ bodies, like light reflecting off of palatial fountains—perfect in their degrees of coalescence, degrees of correct protuberance of ripples, correct degrees of light glinting off of their irises, and correct arrays of draping hair.</text:p>
      <text:p text:style-name="P2"><text:s/>The jewel-adorned curtains of translucent laces and silks of the chambers of the goddesses are, moreover, made of the curtains of light reflecting off of the palatial fountains in Indra’s courtyard, in which children are playing.</text:p>
      <text:p text:style-name="P4">Fong Tak took his place among the other monks and nuns in the meditation hall, drawing on deep atmospheres of equanamous thought. <text:s/>A sound of children’s laughter from over the wall of the courtyard. <text:s/>The probationary novices were playing and sparring on the other side.</text:p>
      <text:p text:style-name="P3"><text:tab/><text:span text:style-name="T1">The mind of desire is the mind of illusion, </text:span>thought Fong Tak, beginning the meditation on desire,<text:span text:style-name="T1"> Like any optical trick it can be dispelled.</text:span></text:p>
      <text:p text:style-name="P2">These arrays of fragrant banks of sapphire flames of the divans of goddesses of the Thirty-three fold Heaven, networks of chambers of goddesses, diaphanous and translucent, separated by silk fabrics, curtains, and veils, in turn composed of networks of chimes intoning harmonic resonances, networks of arrays of colors of a vermillion-gold color shifting to a pearly mauve, arrays of open windows through which the amorous gazes of goddesses of the Thirty-three fold Heaven fall onto fountain pools and networks of canopies of falling blossoms of mudras of pure light, arrays of pools of amber light in hazel eyes, different arrays of the diaphanous aural curtains of children’s laughter, rising up from the palatial fountains below, different arrays of the amorous gazes of goddesses beholding enlightened milieus of children playing in the palatial fountains of Indra’s courtyard below, which let through, moreover, a glimpse of the other faceted curtains, veils, and fragrant drapes of radiant jewel-eye patterns that lay beyond, each of which are rendered with such exquisite skill that they cannot be distinguished from reality, founded as they are upon the same number of pattern-forming cadences of oceans of varying degrees of autumn light collecting into pools of amber on the hazel irises of goddesses of the Thirty-three fold Heaven, varying <text:soft-page-break/>degrees of autumn light reflecting off of drapes of black hair, varying degrees of autumn light changing <text:s/>from a vermillion gold color to a pearly mauve color, or a pearly mauve color blending into a golden sapphire color, are, moreover, just as diaphanous and transluscent as the celestial fabrics that slide across the persimmon hues of the goddesses’ bodies, revealing the other faceted curtains, veils, and fragrant drapes of radiant jewel-eye patterns that lay beyond, each of which are rendered with such exquisite skill that they cannot be distinguished from reality.</text:p>
      <text:p text:style-name="P2">How so? <text:s/>All of the goddesses in the Thirty-three-fold Heaven have ten thousand kinds of rays of autumn sunlight that strike their hazel irises at an oblique angle from the west, at the hour of sunset, from between poignant vermillion slats of clouds, made from ten thousand kinds of drapes of black hair turned a golden-sapphire color in the autumn sunlight through which rays of autumn light are sifting and striking the hazel irises of the goddesses’ eyes, each one composed of ten thousand kinds of a pearly mauve color shifting to a golden sapphire color on the surface of black drapes of hair falling across the temples to shade the eyes from the westward striking rays of autumn sunlight, which are made from ten thousand kinds of arrays of networks of upward turning hazel eyes that look up just then, catching a glint of the autumn sunlight that sifts through the drapes of black hair turning a pearly sapphire mauve color just then.</text:p>
      <text:p text:style-name="P4"><text:span text:style-name="T1">Thus is the mind of desire. <text:s/>There is a danger of staying there because its objects are not real. <text:s/>Although the images of jewel adorned goddesses are just products of my imagination, conjured up as a meditation exercise, they are by this very fact even more real; for it is the mark of the objects of desire that they are not real.</text:span></text:p>
      <text:p text:style-name="P2">Breathing in—these adornments of rays of autumn sunlight are in turn composed of countless adornments of arrays of splinters of amber light forming on hazel irises like pools of rainwater collecting on lips of cairns and stupas, which are themselves derived of countless, unspeakably many adornments of pattern-forming cadences of poignant vermillion slats of clouds at sunset, which are in turn constituted by countless, unspeakably, incalculably many adornments of radiant drapes of black hair turned a sapphire pearly mauve color in the autumn light, all of which constantly change, multiply, and fill space without dispersing.</text:p>
      <text:p text:style-name="P2">Some of the goddesses have their hair held high in jewel nets of infinite radiant jewel eyes, while others leave it flowing down their nape and temples allowing it to catch different rays of autumn sunlight. <text:s/>Some of the goddesses’ waists are ringed with strings of pearls, agates, and sapphires, while other goddesses’ waists are adorned in different celestial arrays of perfumed silks and lace. <text:s/>Some of the hems of their celestial brocades are adorned with countless amethysts, diamonds, sumana, campaka, and patala flowers, fruit of the mudra of the celestial maidens who are sporting at that moment on the seven celestial lakes, serving all goddesses of the Thirty-three-fold Heaven, in turn composed of ten thousand kinds of curtains of laughter of celestial maidens <text:soft-page-break/>weaving like light reflecting off of palatial fountains in which children are playing. <text:s/>By the permutative aspect of past attainments of roots of goodness the showers of laughter of celestial maidens were countless thousands of billions in number; and the combinatoria of permutations of details of aesthetic combinations of sumana, campaka, and patala flowers was infinite.</text:p>
      <text:p text:style-name="P2">How so? <text:s/>These substances are an extension of the array of radiant jewel-eye brocades adorning the hems of the goddess’ celestial fabrics.</text:p>
      <text:p text:style-name="P4"><text:span text:style-name="T1">All of the goddesses, moreover, have ten thousand kinds of a vermillion gold color turning to a pearly mauve color on their hair, or ten thousand kinds of shades of a pearly mauve color on their hair blending into a golden sapphire color. <text:s/>These adornments of shades of pearly mauve colors of autumn sunlight blending into a golden sapphire color are in turn composed of countless adornments of ten thousand shades of hazel irises catching the rays of light, which are in turn composed of countless, incalculably many diadems of ten thousand distinct arrays of pools of rainwater collecting on the lips of cairns and stupas like pools of amber light collecting on hazel irises at the hour of sunset, which are in turn derived of countless, incalculably, unspeakably many adornments of pattern-forming, fractal cadences of poignant vermillion slats of clouds at sunset, which are in turn composed of countless adornments of curtains of amorous gazes of goddesses reclined upon divans in radiant jewel flower adorned palaces, adornments of sounds of children playing in fountains, adornments of upward gazing and downward gazing hazel irises of eyes of goddesses of incomparable beauty, adornments of open windows through which the various gazes of the goddesses are gazing and viewing pleasant scenes, and various scenes of adornments of vermillion sapphire colors of hair turning a pearly mauve color at sunset, all of which constantly merge, multiply, and fill space without dispersing, resting as they do on the ocean of refracting patterns of combinatoria of adornments of infinite pattern-forming cadences of disperse atmospheres of cadences of verities, adorned with ten thousand kinds of fractal pathways of disperse atmospheres of oceans of diamond-facets of verities of upward turning hazel eyes, made of ten thousand kinds of pools of amber light collecting on hazel irises like rainwater that collects on the lip of a cairn or stupa.</text:span></text:p>
      <text:p text:style-name="P2">Although the images of jewel adorned goddesses of pattern-forming cadences of westward-striking rays and eastward striking rays of autumn light at sunset caught in pools of amber light on the hazel iris of her eye or of the on jets of black hair are mere figments of my imagination conjured up as a meditation exercise, they are by this very fact even more real; for the mark of the objects of desire is the mark of not being real. <text:s/>That they are not real—that is the whole point.</text:p>
      <text:p text:style-name="P2">Indra goes to all of the goddesses, ninety-two trillion in number, having intercourse with them all, and yet causing each one to think that he is with her alone. <text:s/>How so? <text:s/>Indra knows that the mark of the mind of desire is its non-existence. <text:s/>In going to one chamber, he goes to all the <text:soft-page-break/>chambers of the palace. <text:s/>The temple acolyte also goes from candle to candle, extinguishing the ardor of each. <text:s/>Just as each flame is of the essential nature of fire and has no concept of separate candles with separate flames, Indra cannot go to a single chamber without going to them all. <text:s/>In each chamber, morevor, there is a goddess of incomparable beauty reclined upon a divan of sapphire banks of refracting networks of jewel-flames, who transfixes him in her gaze and says:</text:p>
      <text:p text:style-name="P2">“My body is the palace of Indra on Mount Sumeru, abode of all of the goddesses of the Thirty-three-fold Heaven, ninety-two trillion in number, each one reclined upon a divan in a chamber of countless kinds of jewel-adorned arrays of networks of radiant jewel flowers. <text:s/>You must not go to just one or two of the chambers of this palace, but to them all, calming the ardor of each goddess within.”</text:p>
      <text:p text:style-name="P4"><text:span text:style-name="T1">In the same way, Indra cannot go to just one or two of the goddesses, but in going to one, must go to them all. <text:s/>Were Indra to go to just one or two of the goddesses, hoping to impress them with his devotion to them alone, the goddesses would sense something false and would recede </text:span><text:span text:style-name="T2">from his caress [as sure as the frothy sea foam having expended its forward impetus, recedes back into the sea]</text:span><text:span text:style-name="T1">.</text:span></text:p>
      <text:p text:style-name="P4"><text:span text:style-name="T1"><text:s/>Some of the hems of the lace and silk fabrics that adorn their bodies are made of ten thousand kinds of rays of autumn sunlight reflecting off of fountain pools in which children are playing, the upward reflecting light entering the open windows of jewel-adorned goddesses’ chambers and causing various diaphanous light-curtains to appear on the ceiling, made of open windows of goddesses’ chambers through which upward reflecting light is reflecting. <text:s/>Some of the hems of the lace and silk brocades covering the goddesses’ bodies are made of ten thousand kinds of a vermillion-saffron color changing to a pearly lavender color on black jets of hair caused by rays of autumn sunlight at sunset, composed in turn of open windows of palatial goddesses’ chambers through which clouds and birds are visible, or through which a fragrant autumn breeze can be felt. <text:s/>Some of the jewel-flower hems of the garments covering the goddesses’ waists are made of open palatial windows of the goddesses’ chambers through which the amorous gazes of jewel-adorned goddesses reclined in translucent chambers of Indra’s palace are flowing, made in turn of different pools of amber light collecting on hazel eyes, like rainwater collecting on the lip of a cairn or stupa. <text:s/>Their bodies flow beneath as many kinds of translucent canopies of silk and lace as there are atoms in ten billion Buddha fields of worlds, like forest brooks beneath the mottled half-light of canopies of autumn leaves, opaque here, twinkling in the sunlight there, in accordance with the loving wish of the celestial maidens who serve all goddesses of the Thirty-three fold Heaven.</text:span></text:p>
      <text:p text:style-name="P4"><text:span text:style-name="T1">How so? <text:s/>All of the goddesses in the Thirty-three-fold Heaven are constantly forming, by virtue of their former vows, seven sacred lakes at the corners of their eyes. <text:s/>On each sacred lake there are, by virtue of the past body of verities of accumulated dedications, seven lotus blossoms. <text:s/></text:span><text:soft-page-break/><text:span text:style-name="T1">Thereupon the seven celestial maidens sport and play, their bodies lithe and delightful, clad always in the translucent jewel-eye fabrics of correct mudra formation as the result of the accumulation of infinite treasure stores of insights and liberation doors, they cause various downpours of celestial flowers to fall across the seven sacred lakes at the corners of the goddesses’ eyes, producing countless appropriate forms of amorous gazes, parted lips, curtains of light falling through open windows, pools of amber light collecting on hazel eyes, sounds of children playing in fountains, and magenta-golden colors of hair shifting to a pearly lavender color at sunset, from which the angles and degrees of translucence and tautness of celestial lace and silk fabrics shifting across the skin of the goddesses’ bodies is composed. <text:s/>The movements and thoughts of the celestial maidens are always in tune with the movements and thoughts of the goddesses. <text:s/>They dance and sport on their lotus blossoms, forming their hands into appropriate auspicious mudra which cause the various appropriate showers of blossoming patala flowers, campaka flowers, mandarava flowers, maha-mandarava flowers, blossoming sumana flowers, manjushaka flowers, maha-manjushaka flowers, blossoming jatika flowers, and so forth, to fall across the seven sacred lakes at the corners of the goddesses’ eyes and thus fashion the appropriate arrays of angles and degrees of translucence of hems of silks and broccades of lace that cover the goddesses’ bodies, depending on the mudra that is formed by their hands. <text:s/>These celestial fabrics, thus fashioned out of correct ethers of autumn sunlight and loving thought, immediately coalesce across the bodies of the goddesses like light on ripples of water, in appropriate degrees of translucence, friction, and prehensility, just by the loving wish of the celestial maidens.</text:span></text:p>
      <text:p text:style-name="P2">How so? <text:s/>Should a goddess incline to the right, for example, the seven celestial maidens, dancing and sporting on their respective lotus blossoms, on their respective sacred lakes, immediately know of the goddess’ inclining to the right, and even in the midst of their respective dancing and sporting they instantly cause the appropriate forms, angles, frictions, undulations, and degrees of translucence of celestial fabrics sliding across the right-inclining body of the goddess to appear across her body in a lithe and pleasing display, because they are always in tune with, are not separate from the minds of the goddesses. <text:s/>Their dancing and sporting, their correct mudra formation, is not separate from the right-inclining body of the goddess, nor from her parted lips, nor from her amorous gaze, nor from the appropriate forms of coalescence of celestial silks and laces across her body, nor from the correct protuberance, correct prehensility of labia that are concealed beneath the veil.</text:p>
      <text:p text:style-name="P2">Thus is the arising of the mind of desire. <text:s/>There is a danger of remaining there because its objects are not re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5.5.2$Linux_X86_64 LibreOffice_project/50$Build-2</meta:generator>
    <dc:date>2024-07-28T18:19:45.333841569</dc:date>
    <meta:editing-duration>PT10M45S</meta:editing-duration>
    <meta:editing-cycles>2</meta:editing-cycles>
    <meta:document-statistic meta:table-count="0" meta:image-count="0" meta:object-count="0" meta:page-count="5" meta:paragraph-count="20" meta:word-count="2560" meta:character-count="15711" meta:non-whitespace-character-count="13135"/>
  </office:meta>
</office:document-meta>
</file>